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0.48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4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0.6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7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4cm" svg:height="1.3cm" svg:x="13.7cm" svg:y="1.9cm">
          <text:p text:style-name="P1"><text:span text:style-name="T1">Inici</text:span><text:span text:style-name="T1">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2.9cm" svg:height="1.4cm" svg:x="12.95cm" svg:y="4.3cm">
          <text:p text:style-name="P1"><text:span text:style-name="T2">Inicialização de </text:span></text:p>
          <text:p text:style-name="P1"><text:span text:style-name="T2">variáveis globais</text:span><text:span text:style-name="T3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3.2cm" svg:x2="14.4cm" svg:y2="4.3cm">
          <text:p/>
        </draw:line>
        <draw:custom-shape draw:style-name="gr4" draw:text-style-name="P5" xml:id="id1" draw:id="id1" draw:layer="layout" svg:width="2.2cm" svg:height="2.2cm" svg:x="13.3cm" svg:y="11.8cm">
          <text:p text:style-name="P4"><text:span text:style-name="T4">Segs != </text:span></text:p>
          <text:p text:style-name="P4"><text:span text:style-name="T4">MAXTI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3" draw:layer="layout" svg:x1="14.4cm" svg:y1="5.7cm" svg:x2="14.4cm" svg:y2="6.8cm">
          <text:p/>
        </draw:line>
        <draw:custom-shape draw:style-name="gr2" draw:text-style-name="P2" draw:layer="layout" svg:width="2.9cm" svg:height="1.4cm" svg:x="12.95cm" svg:y="6.8cm">
          <text:p text:style-name="P1"><text:span text:style-name="T2">Configurações </text:span></text:p>
          <text:p text:style-name="P1"><text:span text:style-name="T2">gerais do micro</text:span><text:span text:style-name="T3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8.2cm" svg:x2="14.4cm" svg:y2="9.3cm">
          <text:p/>
        </draw:line>
        <draw:custom-shape draw:style-name="gr2" draw:text-style-name="P2" draw:layer="layout" svg:width="2.9cm" svg:height="1.4cm" svg:x="12.95cm" svg:y="9.3cm">
          <text:p text:style-name="P1"><text:span text:style-name="T5">Configurações dos</text:span></text:p>
          <text:p text:style-name="P1"><text:span text:style-name="T5">diversos clocks</text:span><text:span text:style-name="T6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4.4cm" svg:y1="10.7cm" svg:x2="14.4cm" svg:y2="11.8cm">
          <text:p/>
        </draw:line>
        <draw:custom-shape draw:style-name="gr2" draw:text-style-name="P2" xml:id="id2" draw:id="id2" draw:layer="layout" svg:width="2.9cm" svg:height="1.4cm" svg:x="23.555cm" svg:y="16.1cm">
          <text:p text:style-name="P1"><text:span text:style-name="T5">Envio do tempo </text:span></text:p>
          <text:p text:style-name="P1"><text:span text:style-name="T5">de ‘segs’ para o</text:span></text:p>
          <text:p text:style-name="P1"><text:span text:style-name="T5">computador</text:span><text:span text:style-name="T6">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4.4cm" svg:y1="14cm" svg:x2="25.005cm" svg:y2="16.1cm" draw:start-shape="id1" draw:start-glue-point="6" draw:end-shape="id2" draw:end-glue-point="4" svg:d="M14400 14000v1051h10605v1049" svg:viewBox="0 0 10606 2101">
          <text:p/>
        </draw:connector>
        <draw:frame draw:style-name="gr6" draw:text-style-name="P6" draw:layer="layout" svg:width="1.4cm" svg:height="0.526cm" svg:x="19.1cm" svg:y="14.6cm">
          <draw:text-box>
            <text:p><text:span text:style-name="T4">NÃO</text:span></text:p>
          </draw:text-box>
        </draw:frame>
        <draw:line draw:style-name="gr3" draw:text-style-name="P3" draw:layer="layout" svg:x1="25cm" svg:y1="17.5cm" svg:x2="25cm" svg:y2="18.6cm">
          <text:p/>
        </draw:line>
        <draw:custom-shape draw:style-name="gr2" draw:text-style-name="P2" xml:id="id4" draw:id="id4" draw:layer="layout" svg:width="2.9cm" svg:height="1.4cm" svg:x="23.556cm" svg:y="18.6cm">
          <text:p text:style-name="P1"><text:span text:style-name="T5">Limpeza da </text:span></text:p>
          <text:p text:style-name="P1"><text:span text:style-name="T5">variável ‘segs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2.9cm" svg:height="1.4cm" svg:x="3.056cm" svg:y="16.1cm">
          <text:p text:style-name="P1"><text:span text:style-name="T5">Inic</text:span><text:span text:style-name="T5">io </text:span><text:span text:style-name="T5">do </text:span><text:span text:style-name="T5">tim</text:span><text:span text:style-name="T5">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4.4cm" svg:y1="14cm" svg:x2="4.506cm" svg:y2="16.1cm" draw:start-shape="id1" draw:start-glue-point="6" draw:end-shape="id3" draw:end-glue-point="4" svg:d="M14400 14000v1051h-9894v1049" svg:viewBox="0 0 9895 2101">
          <text:p/>
        </draw:connector>
        <draw:frame draw:style-name="gr6" draw:text-style-name="P6" draw:layer="layout" svg:width="1.4cm" svg:height="0.526cm" svg:x="8.4cm" svg:y="14.6cm">
          <draw:text-box>
            <text:p><text:span text:style-name="T4">SIM</text:span></text:p>
          </draw:text-box>
        </draw:frame>
        <draw:line draw:style-name="gr3" draw:text-style-name="P3" draw:layer="layout" svg:x1="4.5cm" svg:y1="17.5cm" svg:x2="4.5cm" svg:y2="18.6cm">
          <text:p/>
        </draw:line>
        <draw:custom-shape draw:style-name="gr2" draw:text-style-name="P2" xml:id="id6" draw:id="id6" draw:layer="layout" svg:width="2.9cm" svg:height="1.4cm" svg:x="3.057cm" svg:y="18.6cm">
          <text:p text:style-name="P1"><text:span text:style-name="T5">Es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2.2cm" svg:height="2.2cm" svg:x="6.901cm" svg:y="21.001cm">
          <text:p text:style-name="P4"><text:span text:style-name="T4">ID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25.006cm" svg:y1="20cm" svg:x2="8.001cm" svg:y2="21.001cm" draw:start-shape="id4" draw:start-glue-point="6" draw:end-shape="id5" draw:end-glue-point="4" svg:d="M25006 20000v501h-8677v-1h-8328v501" svg:viewBox="0 0 17006 1002">
          <text:p/>
        </draw:connector>
        <draw:connector draw:style-name="gr3" draw:text-style-name="P3" draw:layer="layout" svg:x1="4.507cm" svg:y1="20cm" svg:x2="6.901cm" svg:y2="22.101cm" draw:start-shape="id6" draw:start-glue-point="6" draw:end-shape="id5" draw:end-glue-point="5" svg:d="M4507 20000v2101h2394" svg:viewBox="0 0 2395 2102">
          <text:p/>
        </draw:connector>
        <draw:custom-shape draw:style-name="gr2" draw:text-style-name="P2" xml:id="id7" draw:id="id7" draw:layer="layout" svg:width="2.9cm" svg:height="1.4cm" svg:x="10.958cm" svg:y="21.4cm">
          <text:p text:style-name="P1"><text:span text:style-name="T5">Estado ‘IDL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9cm" svg:y1="22.1cm" svg:x2="11cm" svg:y2="22.1cm">
          <text:p/>
        </draw:line>
        <draw:frame draw:style-name="gr6" draw:text-style-name="P6" draw:layer="layout" svg:width="1.4cm" svg:height="0.526cm" svg:x="9.3cm" svg:y="21.7cm">
          <draw:text-box>
            <text:p><text:span text:style-name="T4">SIM</text:span></text:p>
          </draw:text-box>
        </draw:frame>
        <draw:line draw:style-name="gr5" draw:text-style-name="P3" draw:layer="layout" svg:x1="8cm" svg:y1="23.2cm" svg:x2="8cm" svg:y2="24.3cm">
          <text:p/>
        </draw:line>
        <draw:frame draw:style-name="gr6" draw:text-style-name="P6" draw:layer="layout" svg:width="1.4cm" svg:height="0.526cm" svg:x="7.8cm" svg:y="23.3cm">
          <draw:text-box>
            <text:p><text:span text:style-name="T4">NÃO</text:span></text:p>
          </draw:text-box>
        </draw:frame>
        <draw:custom-shape draw:style-name="gr4" draw:text-style-name="P5" draw:layer="layout" svg:width="2.2cm" svg:height="2.2cm" svg:x="6.9cm" svg:y="24.3cm">
          <text:p text:style-name="P4"><text:span text:style-name="T4">CONT_SE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9" draw:id="id9" draw:layer="layout" svg:width="2.9cm" svg:height="1.4cm" svg:x="10.957cm" svg:y="24.699cm">
          <text:p text:style-name="P1"><text:span text:style-name="T5">Estado </text:span></text:p>
          <text:p text:style-name="P1"><text:span text:style-name="T5">‘</text:span><text:span text:style-name="T5">CONT_SEGS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8.999cm" svg:y1="25.399cm" svg:x2="10.999cm" svg:y2="25.399cm">
          <text:p/>
        </draw:line>
        <draw:frame draw:style-name="gr6" draw:text-style-name="P6" draw:layer="layout" svg:width="1.4cm" svg:height="0.526cm" svg:x="9.299cm" svg:y="24.999cm">
          <draw:text-box>
            <text:p><text:span text:style-name="T4">SIM</text:span></text:p>
          </draw:text-box>
        </draw:frame>
        <draw:frame draw:style-name="gr6" draw:text-style-name="P6" draw:layer="layout" svg:width="1.4cm" svg:height="0.526cm" svg:x="7.801cm" svg:y="26.601cm">
          <draw:text-box>
            <text:p><text:span text:style-name="T4">NÃO</text:span></text:p>
          </draw:text-box>
        </draw:frame>
        <draw:custom-shape draw:style-name="gr4" draw:text-style-name="P5" draw:layer="layout" svg:width="2.2cm" svg:height="2.2cm" svg:x="6.901cm" svg:y="27.601cm">
          <text:p text:style-name="P4"><text:span text:style-name="T4">SPL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0" draw:id="id10" draw:layer="layout" svg:width="2.9cm" svg:height="1.4cm" svg:x="10.958cm" svg:y="28cm">
          <text:p text:style-name="P1"><text:span text:style-name="T5">Estado ‘SPLI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9cm" svg:y1="28.7cm" svg:x2="11cm" svg:y2="28.7cm">
          <text:p/>
        </draw:line>
        <draw:frame draw:style-name="gr6" draw:text-style-name="P6" draw:layer="layout" svg:width="1.4cm" svg:height="0.526cm" svg:x="9.3cm" svg:y="28.3cm">
          <draw:text-box>
            <text:p><text:span text:style-name="T4">SIM</text:span></text:p>
          </draw:text-box>
        </draw:frame>
        <draw:line draw:style-name="gr5" draw:text-style-name="P3" draw:layer="layout" svg:x1="8cm" svg:y1="26.5cm" svg:x2="8cm" svg:y2="27.6cm">
          <text:p/>
        </draw:line>
        <draw:frame draw:style-name="gr6" draw:text-style-name="P6" draw:layer="layout" svg:width="1.4cm" svg:height="0.526cm" svg:x="7.802cm" svg:y="29.902cm">
          <draw:text-box>
            <text:p><text:span text:style-name="T4">NÃO</text:span></text:p>
          </draw:text-box>
        </draw:frame>
        <draw:custom-shape draw:style-name="gr4" draw:text-style-name="P5" draw:layer="layout" svg:width="2.2cm" svg:height="2.2cm" svg:x="6.902cm" svg:y="30.902cm">
          <text:p text:style-name="P4"><text:span text:style-name="T4">RE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11" draw:id="id11" draw:layer="layout" svg:width="2.9cm" svg:height="1.4cm" svg:x="10.959cm" svg:y="31.301cm">
          <text:p text:style-name="P1"><text:span text:style-name="T5">Estado ‘RESE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draw:layer="layout" svg:x1="9.001cm" svg:y1="32.001cm" svg:x2="11.001cm" svg:y2="32.001cm">
          <text:p/>
        </draw:line>
        <draw:frame draw:style-name="gr6" draw:text-style-name="P6" draw:layer="layout" svg:width="1.4cm" svg:height="0.526cm" svg:x="9.301cm" svg:y="31.601cm">
          <draw:text-box>
            <text:p><text:span text:style-name="T4">SIM</text:span></text:p>
          </draw:text-box>
        </draw:frame>
        <draw:line draw:style-name="gr5" draw:text-style-name="P3" draw:layer="layout" svg:x1="8.001cm" svg:y1="29.801cm" svg:x2="8.001cm" svg:y2="30.901cm">
          <text:p/>
        </draw:line>
        <draw:custom-shape draw:style-name="gr1" draw:text-style-name="P2" xml:id="id8" draw:id="id8" draw:layer="layout" svg:width="1.4cm" svg:height="1.3cm" svg:x="15.301cm" svg:y="35.501cm">
          <text:p text:style-name="P1"><text:span text:style-name="T1">FIM</text:span></text:p>
          <text:p text:style-name="P1"><text:span text:style-name="T7">swit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13.858cm" svg:y1="22.1cm" svg:x2="16.001cm" svg:y2="35.501cm" draw:start-shape="id7" draw:start-glue-point="7" draw:end-shape="id8" draw:end-glue-point="4" svg:d="M13858 22100h2143v13401" svg:viewBox="0 0 2144 13402">
          <text:p/>
        </draw:connector>
        <draw:connector draw:style-name="gr3" draw:text-style-name="P3" draw:layer="layout" svg:x1="13.857cm" svg:y1="25.399cm" svg:x2="16.001cm" svg:y2="35.501cm" draw:start-shape="id9" draw:start-glue-point="7" draw:end-shape="id8" draw:end-glue-point="4" svg:d="M13857 25399h2144v10102" svg:viewBox="0 0 2145 10103">
          <text:p/>
        </draw:connector>
        <draw:connector draw:style-name="gr3" draw:text-style-name="P3" draw:layer="layout" svg:x1="13.858cm" svg:y1="28.7cm" svg:x2="16.001cm" svg:y2="35.501cm" draw:start-shape="id10" draw:start-glue-point="7" draw:end-shape="id8" draw:end-glue-point="4" svg:d="M13858 28700h2143v6801" svg:viewBox="0 0 2144 6802">
          <text:p/>
        </draw:connector>
        <draw:connector draw:style-name="gr3" draw:text-style-name="P3" draw:layer="layout" svg:x1="13.859cm" svg:y1="32.001cm" svg:x2="16.001cm" svg:y2="35.501cm" draw:start-shape="id11" draw:start-glue-point="7" draw:end-shape="id8" draw:end-glue-point="4" svg:d="M13859 32001h2142v3500" svg:viewBox="0 0 2143 3501">
          <text:p/>
        </draw:connector>
        <draw:frame draw:style-name="gr6" draw:text-style-name="P6" draw:layer="layout" svg:width="1.4cm" svg:height="0.526cm" svg:x="14.201cm" svg:y="31.601cm">
          <draw:text-box>
            <text:p><text:span text:style-name="T4">BREAK</text:span></text:p>
          </draw:text-box>
        </draw:frame>
        <draw:frame draw:style-name="gr6" draw:text-style-name="P6" draw:layer="layout" svg:width="1.4cm" svg:height="0.526cm" svg:x="14.201cm" svg:y="28.301cm">
          <draw:text-box>
            <text:p><text:span text:style-name="T4">BREAK</text:span></text:p>
          </draw:text-box>
        </draw:frame>
        <draw:frame draw:style-name="gr6" draw:text-style-name="P6" draw:layer="layout" svg:width="1.4cm" svg:height="0.526cm" svg:x="14.201cm" svg:y="25.001cm">
          <draw:text-box>
            <text:p><text:span text:style-name="T4">BREAK</text:span></text:p>
          </draw:text-box>
        </draw:frame>
        <draw:frame draw:style-name="gr6" draw:text-style-name="P6" draw:layer="layout" svg:width="1.4cm" svg:height="0.526cm" svg:x="14.201cm" svg:y="21.701cm">
          <draw:text-box>
            <text:p><text:span text:style-name="T4">BREA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5:43:36.454675665</meta:creation-date>
    <dc:date>2022-11-04T17:52:31.129921865</dc:date>
    <meta:editing-duration>PT21M</meta:editing-duration>
    <meta:editing-cycles>3</meta:editing-cycles>
    <meta:generator>LibreOffice/6.4.7.2$Linux_X86_64 LibreOffice_project/40$Build-2</meta:generator>
    <meta:document-statistic meta:object-count="52"/>
  </office:meta>
</office:document-meta>
</file>